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5.91pt"/>
    </style:style>
    <style:style style:name="co3" style:family="table-column">
      <style:table-column-properties fo:break-before="auto" style:column-width="338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0.25pt" fo:break-before="auto" style:use-optimal-row-height="true"/>
    </style:style>
    <style:style style:name="ro3" style:family="table-row">
      <style:table-row-properties style:row-height="50.26pt" fo:break-before="auto" style:use-optimal-row-height="true"/>
    </style:style>
    <style:style style:name="ro4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1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cus</text:p>
          </table:table-cell>
          <table:table-cell office:value-type="string" calcext:value-type="string">
            <text:p>Stuttgart Reg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ata signals from DB API</text:p>
          </table:table-cell>
          <table:table-cell office:value-type="string" calcext:value-type="string">
            <text:p>ZUGEREIGNIS_ZUGGATTUNG;ZUGEREIGNIS_ZUGNUMMER;ZUGEREIGNIS_DS100;ZUGEREIGNIS_TYP;ZUGEREIGNIS_SOLLZEIT;ZUGEREIGNIS_ISTZEIT;QUELLE_SENDER;EINGANGSZEIT;SERVICE_ID;NAME;LAENGE;BREITE;ge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nique Trains per Day, with multiple trips</text:p>
          </table:table-cell>
          <table:table-cell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raining Data duration for our predictive model</text:p>
          </table:table-cell>
          <table:table-cell office:value-type="string" calcext:value-type="string">
            <text:p>History data of 2 month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 number of trips</text:p>
          </table:table-cell>
          <table:table-cell office:value-type="float" office:value="4991980" calcext:value-type="float">
            <text:p>4991980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22:32:21.958495112</meta:creation-date>
    <dc:date>2017-10-29T01:10:30.070494484</dc:date>
    <meta:editing-duration>PT2H16M58S</meta:editing-duration>
    <meta:editing-cycles>1</meta:editing-cycles>
    <meta:document-statistic meta:table-count="1" meta:cell-count="10" meta:object-count="0"/>
    <meta:generator>LibreOffice/5.4.0.3$Linux_X86_64 LibreOffice_project/40m0$Build-3</meta:generator>
  </office:meta>
</office:document-meta>
</file>